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uli" svg:font-family="Muli" style:font-pitch="variable"/>
    <style:font-face style:name="PetitaBold" svg:font-family="Petita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Muli"/>
    </style:style>
    <style:style style:name="P2" style:family="paragraph" style:parent-style-name="Standard">
      <style:paragraph-properties fo:text-align="center" style:justify-single-word="false"/>
      <style:text-properties style:font-name="Muli" fo:font-size="15pt" style:font-size-asian="15pt" style:font-size-complex="15pt"/>
    </style:style>
    <style:style style:name="P3" style:family="paragraph" style:parent-style-name="Standard" style:list-style-name="L1">
      <style:text-properties style:font-name="Muli"/>
    </style:style>
    <style:style style:name="P4" style:family="paragraph" style:parent-style-name="Standard">
      <style:text-properties style:font-name="Muli" fo:font-style="italic" style:font-style-asian="italic" style:font-style-complex="italic"/>
    </style:style>
    <style:style style:name="P5" style:family="paragraph" style:parent-style-name="Standard">
      <style:text-properties style:font-name="PetitaBold"/>
    </style:style>
    <style:style style:name="P6" style:family="paragraph" style:parent-style-name="Standard">
      <style:text-properties style:font-name="PetitaBold"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de présentation du porteur de projet</text:p>
      <text:p text:style-name="P2">Festival D</text:p>
      <text:p text:style-name="P1"/>
      <text:p text:style-name="P1"/>
      <text:p text:style-name="P4">Si vous n'avez pas donné de photo de vous ou de votre projet merci de nous en envoyer.</text:p>
      <text:p text:style-name="P4"/>
      <text:p text:style-name="P1"/>
      <text:p text:style-name="P6">VOUS</text:p>
      <text:p text:style-name="P1"/>
      <text:p text:style-name="P1">Nom : </text:p>
      <text:p text:style-name="P1"/>
      <text:p text:style-name="P1">Prénom : </text:p>
      <text:p text:style-name="P1"/>
      <text:p text:style-name="P1">Age :</text:p>
      <text:p text:style-name="P1"/>
      <text:p text:style-name="P1"/>
      <text:p text:style-name="P1">Métier ou activité principale :</text:p>
      <text:p text:style-name="P1"/>
      <text:p text:style-name="P1">D'où je viens ?</text:p>
      <text:p text:style-name="P1"/>
      <text:p text:style-name="P1">Je bidouille depuis « x » années</text:p>
      <text:p text:style-name="P1">A temps plein ? A mi temps ?</text:p>
      <text:p text:style-name="P1"/>
      <text:p text:style-name="P1">Je travaille pour qui ? </text:p>
      <text:p text:style-name="P1">Je suis indépendant ?</text:p>
      <text:p text:style-name="P1"/>
      <text:p text:style-name="P1">Me décrire en 5 mots :</text:p>
      <text:p text:style-name="P1"/>
      <text:p text:style-name="P1">Une devise ?</text:p>
      <text:p text:style-name="P1"/>
      <text:p text:style-name="P1"/>
      <text:p text:style-name="P1"/>
      <text:p text:style-name="P6">VOTRE PROJET</text:p>
      <text:p text:style-name="P1"/>
      <text:p text:style-name="P1">Titre :</text:p>
      <text:p text:style-name="P1"/>
      <text:p text:style-name="P1">Description</text:p>
      <text:list xml:id="list723674071" text:style-name="L1">
        <text:list-item>
          <text:p text:style-name="P3">qu'est-ce que c'est (en deux lignes) ?</text:p>
        </text:list-item>
        <text:list-item>
          <text:p text:style-name="P3">À quoi ça sert, son utilité ? (s'il y en a une)</text:p>
        </text:list-item>
      </text:list>
      <text:p text:style-name="P1"/>
      <text:p text:style-name="P1">L'histoire du projet : d'où m'est venue cette idée ?</text:p>
      <text:p text:style-name="P1"/>
      <text:p text:style-name="P1">Temps de réalisation du projet au jour d'aujourd'hui (date du festivl) ?</text:p>
      <text:p text:style-name="P1"/>
      <text:p text:style-name="P1">Projet à l'état de concept / en cours de réalisation / fini ?</text:p>
      <text:p text:style-name="P1"/>
      <text:p text:style-name="P1">Made in fablab ? Si oui Lequel ?</text:p>
      <text:p text:style-name="P1"><text:soft-page-break/></text:p>
      <text:p text:style-name="P1">Matériaux et composants utilisés ?</text:p>
      <text:p text:style-name="P1">Outils/machines utilisés ?</text:p>
      <text:p text:style-name="P1"/>
      <text:p text:style-name="P1">Avenir du projet : votre ambition ?</text:p>
      <text:p text:style-name="P1"/>
      <text:p text:style-name="P1"/>
      <text:p text:style-name="P1"/>
      <text:p text:style-name="P5">S'il n'y avait que deux mots...</text:p>
      <text:p text:style-name="P1"/>
      <text:p text:style-name="P1">Quoi ?</text:p>
      <text:p text:style-name="P1">Ex : gloubiboulga / vélo / objets non identifié</text:p>
      <text:p text:style-name="P1"/>
      <text:p text:style-name="P1">Pourquoi ?</text:p>
      <text:p text:style-name="P1">Ex : pour rigoler / pour réparer mon évier</text:p>
      <text:p text:style-name="P1"/>
      <text:p text:style-name="P1">Comment ? </text:p>
      <text:p text:style-name="P1">Ex : découpe laser / à main nu</text:p>
      <text:p text:style-name="P1"/>
      <text:p text:style-name="P1">Pour qui ?</text:p>
      <text:p text:style-name="P1">Ex : tout le monde / mon poisson ro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uli" svg:font-family="Muli" style:font-pitch="variable"/>
    <style:font-face style:name="PetitaBold" svg:font-family="Petita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g </meta:initial-creator>
    <meta:creation-date>2014-04-11T15:15:28</meta:creation-date>
    <dc:date>2014-04-11T15:25:29</dc:date>
    <dc:creator>ping </dc:creator>
    <meta:editing-duration>PT3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36" meta:word-count="210" meta:character-count="1000" meta:non-whitespace-character-count="824"/>
  </office:meta>
</office:document-meta>
</file>